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000000300C6D9BDF0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false" draw:fill="bitmap" draw:fill-image-name="Fmain" draw:fill-image-width="0cm" draw:fill-image-height="0cm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prs-fedora-title">
      <style:graphic-properties draw:fill-color="#ffffff" draw:auto-grow-height="true" fo:min-height="3.51cm"/>
    </style:style>
    <style:style style:name="pr2" style:family="presentation" style:parent-style-name="prs-fedora-title">
      <style:graphic-properties draw:fill-color="#ffffff" draw:auto-grow-height="true" fo:min-height="1.449cm"/>
    </style:style>
    <style:style style:name="pr3" style:family="presentation" style:parent-style-name="prs-fedora-notes">
      <style:graphic-properties draw:fill-color="#ffffff" draw:auto-grow-height="true" fo:min-height="10.629cm"/>
    </style:style>
    <style:style style:name="pr4" style:family="presentation" style:parent-style-name="prs-fedora-title">
      <style:graphic-properties draw:fill-color="#ffffff" draw:auto-grow-height="true" fo:min-height="3.508cm"/>
    </style:style>
    <style:style style:name="pr5" style:family="presentation" style:parent-style-name="prs-fedora-outline1">
      <style:graphic-properties draw:fill-color="#ffffff" draw:auto-grow-height="true" fo:min-height="9.45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Nimbus Sans L'" style:font-pitch="variable" fo:font-size="60pt" fo:font-weight="bold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color="#ffffff" fo:font-family="'Nimbus Sans L'" style:font-pitch="variable" fo:font-size="36pt" fo:font-weight="normal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indent="0cm"/>
      <style:text-properties fo:font-size="48pt" style:font-size-asian="48pt" style:font-size-complex="48pt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Myriad Web'" style:font-pitch="variable" fo:font-size="36pt" fo:font-weight="normal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s-fedora" presentation:presentation-page-layout-name="AL1T0">
        <office:forms form:automatic-focus="false" form:apply-design-mode="false"/>
        <draw:frame presentation:style-name="pr1" draw:text-style-name="P2" draw:layer="layout" svg:width="24.511cm" svg:height="7.102cm" svg:x="0cm" svg:y="4.789cm" presentation:class="title" presentation:user-transformed="true">
          <draw:text-box>
            <text:p text:style-name="P1">Document<text:line-break/>Version Control<text:line-break/></text:p>
          </draw:text-box>
        </draw:frame>
        <draw:frame presentation:style-name="pr2" draw:text-style-name="P4" draw:layer="layout" svg:width="15.981cm" svg:height="1.479cm" svg:x="6.35cm" svg:y="15.382cm" presentation:class="title" presentation:user-transformed="true">
          <draw:text-box>
            <text:p text:style-name="P3"><text:span text:style-name="T1">Tom Browder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1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" draw:style-name="dp3" draw:master-page-name="prs-fedora" presentation:presentation-page-layout-name="AL2T6">
        <office:forms form:automatic-focus="false" form:apply-design-mode="false"/>
        <draw:frame presentation:style-name="pr4" draw:text-style-name="P6" draw:layer="layout" svg:width="23.902cm" svg:height="3.508cm" svg:x="2.056cm" svg:y="1.743cm" presentation:class="title" presentation:user-transformed="true">
          <draw:text-box>
            <text:p text:style-name="P1"><text:span text:style-name="T2">Introduction</text:span></text:p>
          </draw:text-box>
        </draw:frame>
        <draw:frame presentation:style-name="pr5" draw:text-style-name="P1" draw:layer="layout" svg:width="22.225cm" svg:height="12.941cm" svg:x="3.81cm" svg:y="5.715cm" presentation:class="outline" presentation:user-transformed="true">
          <draw:text-box>
            <text:list text:style-name="L2">
              <text:list-item>
                <text:p text:style-name="P1"><text:span text:style-name="T3">Version control of documents has long been useful to programmers and enterprise business users but may not be very well known among more casual users.</text:span></text:p>
              </text:list-item>
              <text:list-item>
                <text:p text:style-name="P1"><text:span text:style-name="T3">Free, cross-platform version control systems (VCSs) are available and highly recommended to help protect your data and track changes. [Note that other commonly used terms mean essentially the same thing, e.g., SCM (source control management).]</text:span></text:p>
                <text:p text:style-name="P1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3" draw:master-page-name="prs-fedora" presentation:presentation-page-layout-name="AL2T6">
        <office:forms form:automatic-focus="false" form:apply-design-mode="false"/>
        <draw:frame presentation:style-name="pr4" draw:text-style-name="P6" draw:layer="layout" svg:width="23.902cm" svg:height="3.508cm" svg:x="2.056cm" svg:y="1.743cm" presentation:class="title" presentation:user-transformed="true">
          <draw:text-box>
            <text:p text:style-name="P1"><text:span text:style-name="T2">What is version control?</text:span></text:p>
          </draw:text-box>
        </draw:frame>
        <draw:frame presentation:style-name="pr5" draw:text-style-name="P1" draw:layer="layout" svg:width="22.225cm" svg:height="12.941cm" svg:x="3.81cm" svg:y="6.072cm" presentation:class="outline" presentation:user-transformed="true">
          <draw:text-box>
            <text:list text:style-name="L2">
              <text:list-item>
                <text:p text:style-name="P1"><text:span text:style-name="T3">Version control systems typically use a special file system (a repository) to keep track of changes to files including times of commits, differences from the previous commits, user making the commit, and a commit message.</text:span></text:p>
              </text:list-item>
              <text:list-item>
                <text:p text:style-name="P1"><text:span text:style-name="T3">The VCS can be used to roll a document back to any previously committed version, or compare differences between any two versions, or look at commit messages for any version.</text:span></text:p>
                <text:p text:style-name="P1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3" draw:master-page-name="prs-fedora" presentation:presentation-page-layout-name="AL2T6">
        <office:forms form:automatic-focus="false" form:apply-design-mode="false"/>
        <draw:frame presentation:style-name="pr4" draw:text-style-name="P6" draw:layer="layout" svg:width="23.902cm" svg:height="3.508cm" svg:x="2.056cm" svg:y="1.743cm" presentation:class="title" presentation:user-transformed="true">
          <draw:text-box>
            <text:p text:style-name="P1"><text:span text:style-name="T2">Limitations of version control</text:span></text:p>
          </draw:text-box>
        </draw:frame>
        <draw:frame presentation:style-name="pr5" draw:text-style-name="P1" draw:layer="layout" svg:width="22.225cm" svg:height="11.747cm" svg:x="3.81cm" svg:y="6.372cm" presentation:class="outline" presentation:user-transformed="true">
          <draw:text-box>
            <text:list text:style-name="L2">
              <text:list-item>
                <text:p text:style-name="P1"><text:span text:style-name="T3">Version control systems cannot generally provide meaningful differences between different versions on non-text documents (e.g., MS Word documents or other binary files).</text:span></text:p>
              </text:list-item>
              <text:list-item>
                <text:p text:style-name="P1"><text:span text:style-name="T3">VCS file systems need special backup procedures to back up its repositories to ensure accurate replication of commits.</text:span></text:p>
              </text:list-item>
              <text:list-item>
                <text:p text:style-name="P1"><text:span text:style-name="T3">Some VCS systems cannot handle binary files efficiently so much disk space is wasted.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3" draw:master-page-name="prs-fedora" presentation:presentation-page-layout-name="AL2T6">
        <office:forms form:automatic-focus="false" form:apply-design-mode="false"/>
        <draw:frame presentation:style-name="pr4" draw:text-style-name="P6" draw:layer="layout" svg:width="23.902cm" svg:height="3.508cm" svg:x="2.056cm" svg:y="1.743cm" presentation:class="title" presentation:user-transformed="true">
          <draw:text-box>
            <text:p text:style-name="P1"><text:span text:style-name="T2">Types of version control</text:span></text:p>
          </draw:text-box>
        </draw:frame>
        <draw:frame presentation:style-name="pr5" draw:text-style-name="P1" draw:layer="layout" svg:width="22.225cm" svg:height="10.953cm" svg:x="3.81cm" svg:y="7.272cm" presentation:class="outline" presentation:user-transformed="true">
          <draw:text-box>
            <text:list text:style-name="L2">
              <text:list-item>
                <text:p text:style-name="P1"><text:span text:style-name="T3">There are two general types of VCS: (1) centralized repository and (2) distributed repositories. <text:s/>There are pros and cons of each, but distributed VCSs seem to be a bit more popular at the moment.</text:span></text:p>
              </text:list-item>
              <text:list-item>
                <text:p text:style-name="P1"><text:span text:style-name="T3">Examples of centralized repository VCSs:</text:span></text:p>
                <text:list>
                  <text:list-item>
                    <text:p><text:span text:style-name="T3">Subversion</text:span><text:span text:style-name="T3"><text:tab/></text:span><text:span text:style-name="T3">&lt;</text:span><text:span text:style-name="T3"><text:a xlink:href="http://subversion.apache.org/">http://subversion.apache.org/</text:a></text:span><text:span text:style-name="T3">&gt;</text:span></text:p>
                  </text:list-item>
                  <text:list-item>
                    <text:p><text:span text:style-name="T3">CVS (generally not much used or recommended now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3" draw:master-page-name="prs-fedora" presentation:presentation-page-layout-name="AL2T6">
        <office:forms form:automatic-focus="false" form:apply-design-mode="false"/>
        <draw:frame presentation:style-name="pr4" draw:text-style-name="P6" draw:layer="layout" svg:width="23.902cm" svg:height="3.508cm" svg:x="2.056cm" svg:y="1.743cm" presentation:class="title" presentation:user-transformed="true">
          <draw:text-box>
            <text:p text:style-name="P1"><text:span text:style-name="T2">Types of version control (cont.)</text:span></text:p>
          </draw:text-box>
        </draw:frame>
        <draw:frame presentation:style-name="pr5" draw:text-style-name="P1" draw:layer="layout" svg:width="22.225cm" svg:height="9.459cm" svg:x="3.81cm" svg:y="7.272cm" presentation:class="outline" presentation:user-transformed="true">
          <draw:text-box>
            <text:list text:style-name="L2">
              <text:list-item>
                <text:p text:style-name="P1"><text:span text:style-name="T3">Examples of distributed repository VCSs:</text:span></text:p>
                <text:list>
                  <text:list-item>
                    <text:p><text:span text:style-name="T3">Git</text:span><text:span text:style-name="T3"><text:tab/></text:span><text:span text:style-name="T3"><text:tab/></text:span><text:span text:style-name="T3"><text:tab/></text:span><text:span text:style-name="T3">&lt;</text:span><text:span text:style-name="T3"><text:a xlink:href="http://git-scm.com/">http://git-scm.com/</text:a></text:span><text:span text:style-name="T3">&gt;</text:span></text:p>
                  </text:list-item>
                  <text:list-item>
                    <text:p><text:span text:style-name="T3">Mercurial</text:span><text:span text:style-name="T3"><text:tab/></text:span><text:span text:style-name="T3">&lt;</text:span><text:span text:style-name="T3"><text:a xlink:href="https://mercurial.selenic.com/">https://mercurial.selenic.com/</text:a></text:span><text:span text:style-name="T3">&gt;</text:span></text:p>
                  </text:list-item>
                  <text:list-item>
                    <text:p><text:span text:style-name="T3">Bazaar </text:span><text:span text:style-name="T3"><text:tab/></text:span><text:span text:style-name="T3"><text:tab/></text:span><text:span text:style-name="T3">&lt;</text:span><text:span text:style-name="T3"><text:a xlink:href="http://bazaar.canonical.com/">http://bazaar.canonical.com/</text:a></text:span><text:span text:style-name="T3">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6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3" draw:master-page-name="prs-fedora" presentation:presentation-page-layout-name="AL2T6">
        <office:forms form:automatic-focus="false" form:apply-design-mode="false"/>
        <draw:frame presentation:style-name="pr4" draw:text-style-name="P6" draw:layer="layout" svg:width="23.902cm" svg:height="3.508cm" svg:x="2.056cm" svg:y="1.743cm" presentation:class="title" presentation:user-transformed="true">
          <draw:text-box>
            <text:p text:style-name="P1"><text:span text:style-name="T2">Types of version control (cont. 2)</text:span></text:p>
          </draw:text-box>
        </draw:frame>
        <draw:frame presentation:style-name="pr5" draw:text-style-name="P1" draw:layer="layout" svg:width="22.225cm" svg:height="12.147cm" svg:x="3.81cm" svg:y="7.272cm" presentation:class="outline" presentation:user-transformed="true">
          <draw:text-box>
            <text:list text:style-name="L2">
              <text:list-item>
                <text:p text:style-name="P1"><text:span text:style-name="T3">Treatment of binary files (xdiff): <text:s/>A few VCSs use binary differences to reduce a binary file's space in the file system. <text:s/>'xdiff' is one such program used by a VCS to help accomplish that. <text:s/>However, in general, it is best to avoid using VCSs to store large binary files.</text:span></text:p>
              </text:list-item>
              <text:list-item>
                <text:p text:style-name="P1"><text:span text:style-name="T3">Examples of binary-differencing VCSs:</text:span></text:p>
                <text:list>
                  <text:list-item>
                    <text:p><text:span text:style-name="T3">Subversion</text:span></text:p>
                  </text:list-item>
                  <text:list-item>
                    <text:p><text:span text:style-name="T3">Bazaa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7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3" draw:master-page-name="prs-fedora" presentation:presentation-page-layout-name="AL2T6">
        <office:forms form:automatic-focus="false" form:apply-design-mode="false"/>
        <draw:frame presentation:style-name="pr4" draw:text-style-name="P6" draw:layer="layout" svg:width="23.902cm" svg:height="3.508cm" svg:x="2.056cm" svg:y="1.743cm" presentation:class="title" presentation:user-transformed="true">
          <draw:text-box>
            <text:p text:style-name="P1"><text:span text:style-name="T2">VCS GUIs</text:span></text:p>
          </draw:text-box>
        </draw:frame>
        <draw:frame presentation:style-name="pr5" draw:text-style-name="P1" draw:layer="layout" svg:width="22.225cm" svg:height="9.459cm" svg:x="3.81cm" svg:y="7.272cm" presentation:class="outline" presentation:user-transformed="true">
          <draw:text-box>
            <text:list text:style-name="L2">
              <text:list-item>
                <text:p text:style-name="P1"><text:span text:style-name="T3">There are several GUIs (graphical user interfaces) (both free and commercial) for VCSs. <text:s/>Two I recommend are SmartGit and Smart SVN. <text:s/>Both are free for non-commercial use but inexpensive single-user licenses are available. <text:s text:c="2"/>Both are cross-platform and both have single-use licenses that permit the user to use multiple computers under his control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8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3" draw:master-page-name="prs-fedora" presentation:presentation-page-layout-name="AL2T6">
        <office:forms form:automatic-focus="false" form:apply-design-mode="false"/>
        <draw:frame presentation:style-name="pr4" draw:text-style-name="P6" draw:layer="layout" svg:width="23.902cm" svg:height="3.508cm" svg:x="2.056cm" svg:y="1.743cm" presentation:class="title" presentation:user-transformed="true">
          <draw:text-box>
            <text:p text:style-name="P1"><text:span text:style-name="T2">VCS GUIs (cont.)</text:span></text:p>
          </draw:text-box>
        </draw:frame>
        <draw:frame presentation:style-name="pr5" draw:text-style-name="P1" draw:layer="layout" svg:width="22.225cm" svg:height="9.459cm" svg:x="3.81cm" svg:y="7.272cm" presentation:class="outline" presentation:user-transformed="true">
          <draw:text-box>
            <text:list text:style-name="L2">
              <text:list-item>
                <text:p text:style-name="P1"><text:span text:style-name="T3">The web sites for the two recommended GUIs are:</text:span></text:p>
                <text:list>
                  <text:list-header>
                    <text:p><text:span text:style-name="T3">SmartGit</text:span></text:p>
                    <text:p><text:span text:style-name="T3"><text:tab/></text:span><text:span text:style-name="T3">&lt;</text:span><text:span text:style-name="T3"><text:a xlink:href="http://www.syntevo.com/smartgit/">http://www.syntevo.com/smartgit/</text:a></text:span><text:span text:style-name="T3">&gt;</text:span></text:p>
                    <text:p><text:span text:style-name="T3">SmartSVN</text:span></text:p>
                    <text:list>
                      <text:list-header>
                        <text:p><text:span text:style-name="T3">&lt;</text:span><text:span text:style-name="T3"><text:a xlink:href="http://www.smartsvn.com/">http://www.smartsvn.com/</text:a></text:span><text:span text:style-name="T3">&gt;</text:span>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9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3" draw:master-page-name="prs-fedora" presentation:presentation-page-layout-name="AL2T6">
        <office:forms form:automatic-focus="false" form:apply-design-mode="false"/>
        <draw:frame presentation:style-name="pr4" draw:text-style-name="P6" draw:layer="layout" svg:width="23.902cm" svg:height="3.508cm" svg:x="2.056cm" svg:y="1.743cm" presentation:class="title" presentation:user-transformed="true">
          <draw:text-box>
            <text:p text:style-name="P1"><text:span text:style-name="T2">Popular free VCS repository sites</text:span></text:p>
          </draw:text-box>
        </draw:frame>
        <draw:frame presentation:style-name="pr5" draw:text-style-name="P1" draw:layer="layout" svg:width="22.225cm" svg:height="9.465cm" svg:x="3.81cm" svg:y="7.272cm" presentation:class="outline" presentation:user-transformed="true">
          <draw:text-box>
            <text:list text:style-name="L2">
              <text:list-item>
                <text:p text:style-name="P1"><text:span text:style-name="T3">Sourceforge (Subversion, Git, Mercurial)</text:span></text:p>
                <text:list>
                  <text:list-header>
                    <text:p><text:span text:style-name="T3">&lt;</text:span><text:span text:style-name="T3"><text:a xlink:href="http://sourceforge.net/">http://sourceforge.net</text:a></text:span><text:span text:style-name="T3">&gt;</text:span></text:p>
                  </text:list-header>
                </text:list>
              </text:list-item>
              <text:list-item>
                <text:p text:style-name="P1"><text:span text:style-name="T3">Github (Git)</text:span></text:p>
                <text:list>
                  <text:list-header>
                    <text:p><text:span text:style-name="T3">&lt;</text:span><text:span text:style-name="T3"><text:a xlink:href="https://github.com/">https://github.com/</text:a></text:span><text:span text:style-name="T3">&gt;</text:span></text:p>
                  </text:list-header>
                </text:list>
              </text:list-item>
              <text:list-item>
                <text:p text:style-name="P1"><text:span text:style-name="T3">Bitbucket (Git, Mercurial)</text:span></text:p>
                <text:list>
                  <text:list-header>
                    <text:p><text:span text:style-name="T3">&lt;</text:span><text:span text:style-name="T3"><text:a xlink:href="https://bitbucket.org/">https://bitbucket.org/</text:a></text:span><text:span text:style-name="T3">&gt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0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3" draw:master-page-name="prs-fedora" presentation:presentation-page-layout-name="AL2T6">
        <office:forms form:automatic-focus="false" form:apply-design-mode="false"/>
        <draw:frame presentation:style-name="pr4" draw:text-style-name="P6" draw:layer="layout" svg:width="23.902cm" svg:height="4.209cm" svg:x="2.056cm" svg:y="1.393cm" presentation:class="title" presentation:user-transformed="true">
          <draw:text-box>
            <text:p text:style-name="P1"><text:span text:style-name="T2">Popular free VCS repository sites (cont.)</text:span></text:p>
          </draw:text-box>
        </draw:frame>
        <draw:frame presentation:style-name="pr5" draw:text-style-name="P1" draw:layer="layout" svg:width="22.225cm" svg:height="9.459cm" svg:x="3.81cm" svg:y="7.272cm" presentation:class="outline" presentation:user-transformed="true">
          <draw:text-box>
            <text:list text:style-name="L2">
              <text:list-item>
                <text:p text:style-name="P1"><text:span text:style-name="T3">Gitlab (Git)</text:span></text:p>
                <text:list>
                  <text:list-header>
                    <text:p><text:span text:style-name="T3">&lt;</text:span><text:span text:style-name="T3"><text:a xlink:href="https://gitlab.com/">https://gitlab.com/</text:a></text:span><text:span text:style-name="T3">&gt;</text:span></text:p>
                  </text:list-header>
                </text:list>
              </text:list-item>
              <text:list-item>
                <text:p text:style-name="P1"><text:span text:style-name="T3">Launchpad <text:s/>(Bazaar)</text:span></text:p>
                <text:list>
                  <text:list-header>
                    <text:p><text:span text:style-name="T3">&lt;</text:span><text:span text:style-name="T3"><text:a xlink:href="https://launchpad.net/">https://launchpad.net/</text:a></text:span><text:span text:style-name="T3">&gt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1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3" draw:master-page-name="prs-fedora" presentation:presentation-page-layout-name="AL2T6">
        <office:forms form:automatic-focus="false" form:apply-design-mode="false"/>
        <draw:frame presentation:style-name="pr4" draw:text-style-name="P6" draw:layer="layout" svg:width="23.902cm" svg:height="3.508cm" svg:x="2.056cm" svg:y="1.743cm" presentation:class="title" presentation:user-transformed="true">
          <draw:text-box>
            <text:p text:style-name="P1"><text:span text:style-name="T2">Sites with free private repos</text:span></text:p>
          </draw:text-box>
        </draw:frame>
        <draw:frame presentation:style-name="pr5" draw:text-style-name="P1" draw:layer="layout" svg:width="22.225cm" svg:height="9.459cm" svg:x="3.81cm" svg:y="7.272cm" presentation:class="outline" presentation:user-transformed="true">
          <draw:text-box>
            <text:list text:style-name="L2">
              <text:list-item>
                <text:p text:style-name="P1"><text:span text:style-name="T3">Bitbucket (Git)</text:span></text:p>
              </text:list-item>
              <text:list-item>
                <text:p text:style-name="P1"><text:span text:style-name="T3">Gitlab (Git)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2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3" draw:style-name="dp3" draw:master-page-name="prs-fedora" presentation:presentation-page-layout-name="AL2T6">
        <office:forms form:automatic-focus="false" form:apply-design-mode="false"/>
        <draw:frame presentation:style-name="pr4" draw:text-style-name="P6" draw:layer="layout" svg:width="23.902cm" svg:height="3.508cm" svg:x="2.056cm" svg:y="0.143cm" presentation:class="title" presentation:user-transformed="true">
          <draw:text-box>
            <text:p text:style-name="P1"><text:span text:style-name="T2">Some terminology</text:span></text:p>
          </draw:text-box>
        </draw:frame>
        <draw:frame presentation:style-name="pr5" draw:text-style-name="P1" draw:layer="layout" svg:width="22.225cm" svg:height="14.347cm" svg:x="3.81cm" svg:y="4.772cm" presentation:class="outline" presentation:user-transformed="true">
          <draw:text-box>
            <text:list text:style-name="L2">
              <text:list-item>
                <text:p text:style-name="P1"><text:span text:style-name="T3">repository ('repo' for short)</text:span></text:p>
                <text:list>
                  <text:list-header>
                    <text:p><text:span text:style-name="T3">storage location for the VCS, may be local or</text:span></text:p>
                    <text:p><text:span text:style-name="T3">distributed or both</text:span></text:p>
                  </text:list-header>
                </text:list>
              </text:list-item>
              <text:list-item>
                <text:p text:style-name="P1"><text:span text:style-name="T3">check in</text:span></text:p>
                <text:list>
                  <text:list-header>
                    <text:p><text:span text:style-name="T3">add a changed document to the VCS repo</text:span></text:p>
                  </text:list-header>
                </text:list>
              </text:list-item>
              <text:list-item>
                <text:p text:style-name="P1"><text:span text:style-name="T3">check out</text:span></text:p>
                <text:list>
                  <text:list-header>
                    <text:p><text:span text:style-name="T3">update a local copy from the remote repo</text:span></text:p>
                  </text:list-header>
                </text:list>
              </text:list-item>
              <text:list-item>
                <text:p text:style-name="P1"><text:span text:style-name="T3">commit</text:span></text:p>
                <text:list>
                  <text:list-header>
                    <text:p><text:span text:style-name="T3">add changes to a repo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3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4" draw:style-name="dp3" draw:master-page-name="prs-fedora" presentation:presentation-page-layout-name="AL2T6">
        <office:forms form:automatic-focus="false" form:apply-design-mode="false"/>
        <draw:frame presentation:style-name="pr4" draw:text-style-name="P6" draw:layer="layout" svg:width="23.902cm" svg:height="3.508cm" svg:x="2.056cm" svg:y="0.143cm" presentation:class="title" presentation:user-transformed="true">
          <draw:text-box>
            <text:p text:style-name="P1"><text:span text:style-name="T2">Some terminology (cont.)</text:span></text:p>
          </draw:text-box>
        </draw:frame>
        <draw:frame presentation:style-name="pr5" draw:text-style-name="P1" draw:layer="layout" svg:width="22.225cm" svg:height="12.753cm" svg:x="3.81cm" svg:y="4.772cm" presentation:class="outline" presentation:user-transformed="true">
          <draw:text-box>
            <text:list text:style-name="L2">
              <text:list-item>
                <text:p text:style-name="P1"><text:span text:style-name="T3">merge</text:span></text:p>
                <text:list>
                  <text:list-header>
                    <text:p><text:span text:style-name="T3">update one repo from another</text:span></text:p>
                  </text:list-header>
                </text:list>
              </text:list-item>
              <text:list-item>
                <text:p text:style-name="P1"><text:span text:style-name="T3">pull</text:span></text:p>
                <text:list>
                  <text:list-header>
                    <text:p><text:span text:style-name="T3">update local repo from another</text:span></text:p>
                  </text:list-header>
                </text:list>
              </text:list-item>
              <text:list-item>
                <text:p text:style-name="P1"><text:span text:style-name="T3">push</text:span></text:p>
                <text:list>
                  <text:list-header>
                    <text:p><text:span text:style-name="T3">update another repo from a local one</text:span></text:p>
                  </text:list-header>
                </text:list>
              </text:list-item>
              <text:list-item>
                <text:p text:style-name="P1"><text:span text:style-name="T3">update</text:span></text:p>
                <text:list>
                  <text:list-header>
                    <text:p><text:span text:style-name="T3">apply changes from a central repo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14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5" draw:style-name="dp3" draw:master-page-name="prs-fedora" presentation:presentation-page-layout-name="AL2T6">
        <office:forms form:automatic-focus="false" form:apply-design-mode="false"/>
        <draw:frame presentation:style-name="pr4" draw:text-style-name="P6" draw:layer="layout" svg:width="19.457cm" svg:height="3.508cm" svg:x="4.128cm" svg:y="8.202cm" presentation:class="title" presentation:user-transformed="true">
          <draw:text-box>
            <text:p text:style-name="P1"><text:span text:style-name="T2">Demonstrations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15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6" draw:style-name="dp3" draw:master-page-name="prs-fedora" presentation:presentation-page-layout-name="AL2T6">
        <office:forms form:automatic-focus="false" form:apply-design-mode="false"/>
        <draw:frame presentation:style-name="pr4" draw:text-style-name="P6" draw:layer="layout" svg:width="23.902cm" svg:height="3.508cm" svg:x="2.056cm" svg:y="1.743cm" presentation:class="title" presentation:user-transformed="true">
          <draw:text-box>
            <text:p text:style-name="P1"><text:span text:style-name="T2">Summary</text:span></text:p>
          </draw:text-box>
        </draw:frame>
        <draw:frame presentation:style-name="pr5" draw:text-style-name="P1" draw:layer="layout" svg:width="22.225cm" svg:height="9.665cm" svg:x="3.81cm" svg:y="5.08cm" presentation:class="outline" presentation:user-transformed="true">
          <draw:text-box>
            <text:list text:style-name="L2">
              <text:list-item>
                <text:p text:style-name="P1"><text:span text:style-name="T3">Two general types of VCS</text:span></text:p>
              </text:list-item>
              <text:list-item>
                <text:p text:style-name="P1"><text:span text:style-name="T3">Use VCS to track changes in documents</text:span></text:p>
              </text:list-item>
              <text:list-item>
                <text:p text:style-name="P1"><text:span text:style-name="T3">Use VCS for backups</text:span></text:p>
              </text:list-item>
              <text:list-item>
                <text:p text:style-name="P1"><text:span text:style-name="T3">Popular VCSs are cross-platform</text:span></text:p>
              </text:list-item>
              <text:list-item>
                <text:p text:style-name="P1"><text:span text:style-name="T3">Free GUIs are available for popular VCSs</text:span></text:p>
              </text:list-item>
              <text:list-item>
                <text:p text:style-name="P1"><text:span text:style-name="T3">Start using VCS soon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16" presentation:class="page"/>
          <draw:frame presentation:style-name="pr3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Fmain" xlink:href="Pictures/100000000000040000000300C6D9BDF0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pitch-asian="variable" style:font-size-asian="24pt" style:language-asian="en" style:country-asian="IE" style:font-family-complex="Tahoma, Lucidasans, 'Lucida Sans', 'Arial Unicode MS'" style:font-pitch-complex="variable" style:font-size-complex="24pt" style:language-complex="en" style:country-complex="I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66cc" draw:fill-gradient-name="Gradient_20_7" draw:fill-hatch-name="Hatch_20_1" draw:fill-image-name="Bitmape_20_1" draw:fill-image-width="0cm" draw:fill-image-he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s-fedora-background" style:family="presentation">
      <style:graphic-properties draw:stroke="none" draw:fill="solid" draw:fill-color="#99ccff" draw:fill-gradient-name="Linear_20_blue_2f_white" draw:gradient-step-count="0" draw:fill-image-width="0cm" draw:fill-image-height="0cm"/>
    </style:style>
    <style:style style:name="prs-fedora-backgroundobjects" style:family="presentation">
      <style:graphic-properties draw:shadow="hidden" draw:shadow-offset-x="0.3cm" draw:shadow-offset-y="0.3cm" draw:shadow-color="#808080"/>
    </style:style>
    <style:style style:name="prs-fedora-notes" style:family="presentation">
      <style:graphic-properties draw:stroke="none" draw:fill="none">
        <text:list-style style:name="prs-fedor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prs-fedora-outline1" style:family="presentation">
      <style:graphic-properties draw:stroke="none" draw:fill="none">
        <text:list-style style:name="prs-fedor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prs-fedora-outline2" style:family="presentation" style:parent-style-name="prs-fedor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s-fedora-outline3" style:family="presentation" style:parent-style-name="prs-fedor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s-fedora-outline4" style:family="presentation" style:parent-style-name="prs-fedor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s-fedora-outline5" style:family="presentation" style:parent-style-name="prs-fedor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s-fedora-outline6" style:family="presentation" style:parent-style-name="prs-fedor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s-fedora-outline7" style:family="presentation" style:parent-style-name="prs-fedor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s-fedora-outline8" style:family="presentation" style:parent-style-name="prs-fedor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s-fedora-outline9" style:family="presentation" style:parent-style-name="prs-fedor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s-fedora-subtitle" style:family="presentation">
      <style:graphic-properties draw:stroke="none" draw:fill="none" draw:textarea-vertical-align="middle">
        <text:list-style style:name="prs-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prs-fedora-title" style:family="presentation">
      <style:graphic-properties draw:stroke="none" draw:fill="none" draw:textarea-vertical-align="middle">
        <text:list-style style:name="prs-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swiss" style:font-pitch="variable" fo:font-size="5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solid" draw:fill-color="#99ccff" draw:fill-gradient-name="Linear_20_blue_2f_white" draw:gradient-step-count="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svg:stroke-color="#0062b1" draw:fill="solid" draw:fill-color="#0062b1" draw:textarea-horizontal-align="center" draw:textarea-vertical-align="middle" draw:shadow-offset-x="0.305cm" draw:shadow-offset-y="0.305cm"/>
    </style:style>
    <style:style style:name="Mpr1" style:family="presentation" style:parent-style-name="prs-fedora-title">
      <style:graphic-properties draw:fill-color="#ffffff" draw:auto-grow-height="false" fo:min-height="3.508cm"/>
    </style:style>
    <style:style style:name="Mpr2" style:family="presentation" style:parent-style-name="prs-fedora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text-align="center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5.938cm" svg:height="4.456cm" svg:x="2.97cm" svg:y="8.266cm" draw:page-number="1"/>
      <draw:page-thumbnail draw:layer="backgroundobjects" svg:width="5.938cm" svg:height="4.456cm" svg:x="11.88cm" svg:y="8.266cm"/>
      <draw:page-thumbnail draw:layer="backgroundobjects" svg:width="5.938cm" svg:height="4.456cm" svg:x="20.79cm" svg:y="8.266cm"/>
    </style:handout-master>
    <style:master-page style:name="prs-fedora" style:page-layout-name="PM1" draw:style-name="Mdp1">
      <draw:frame presentation:style-name="Mpr1" draw:text-style-name="MP1" draw:layer="backgroundobjects" svg:width="23.902cm" svg:height="3.507cm" svg:x="2.056cm" svg:y="1.743cm" presentation:class="title">
        <draw:text-box>
          <text:p text:style-name="MP1">Click to edit the title</text:p>
        </draw:text-box>
      </draw:frame>
      <draw:frame presentation:style-name="prs-fedora-outline1" draw:layer="backgroundobjects" svg:width="23.902cm" svg:height="12.183cm" svg:x="2.056cm" svg:y="5.839cm" presentation:class="outline" presentation:placeholder="true">
        <draw:text-box/>
      </draw:frame>
      <draw:rect draw:style-name="Mgr1" draw:text-style-name="MP2" draw:layer="backgroundobjects" svg:width="27.991cm" svg:height="0.217cm" svg:x="-0.001cm" svg:y="20.788cm">
        <text:p/>
      </draw:rect>
      <draw:frame presentation:style-name="Mpr2" draw:text-style-name="MP3" draw:layer="backgroundobjects" svg:width="6.52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prs-fedora-title" draw:layer="backgroundobjects" svg:width="12.767cm" svg:height="9.575cm" svg:x="4.411cm" svg:y="2.794cm" presentation:class="page"/>
        <draw:frame presentation:style-name="prs-fedora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dc:title>Default</dc:title>
    <meta:initial-creator>Tom Browder</meta:initial-creator>
    <meta:creation-date>2009-03-17T17:46:44</meta:creation-date>
    <dc:creator>Tom Browder</dc:creator>
    <dc:date>2015-07-06T06:51:10</dc:date>
    <meta:editing-cycles>86</meta:editing-cycles>
    <meta:editing-duration>P2DT1H52M5S</meta:editing-duration>
    <meta:document-statistic meta:object-count="72"/>
    <meta:user-defined meta:name="Info 1"/>
    <meta:user-defined meta:name="Info 2"/>
    <meta:user-defined meta:name="Info 3"/>
    <meta:user-defined meta:name="Info 4"/>
  </office:meta>
</office:document-meta>
</file>